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<text:a xlink:href="https://xess.com/blog/vga-the-rest-of-the-story/index.html" xlink:type="simple">https://xess.com/blog/vga-the-rest-of-the-story/index.html</text:a>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Pixel Access</text:p>
          </table:table-cell>
          <table:table-cell/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640x4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formula="of:=[.E7]/640" office:value-type="float" office:value="0.039328125" calcext:value-type="float">
            <text:p>0.039328125</text:p>
          </table:table-cell>
          <table:table-cell office:value-type="string" calcext:value-type="string">
            <text:p>us</text:p>
          </table:table-cell>
          <table:table-cell table:formula="of:=[.E5]/1000000" office:value-type="float" office:value="0.000000039328125" calcext:value-type="float">
            <text:p>0.000000039328125</text:p>
          </table:table-cell>
          <table:table-cell/>
          <table:table-cell table:formula="of:=1/[.G5]" office:value-type="float" office:value="25427095.7489074" calcext:value-type="float">
            <text:p>25427095.7489074</text:p>
          </table:table-cell>
          <table:table-cell/>
          <table:table-cell table:formula="of:=[.I5]" office:value-type="float" office:value="25427095.7489074" calcext:value-type="float">
            <text:p>25427095.7489074</text:p>
          </table:table-cell>
          <table:table-cell/>
          <table:table-cell table:formula="of:=(1/[.K5])*1000000000" office:value-type="float" office:value="39.328125" calcext:value-type="float">
            <text:p>39.328125</text:p>
          </table:table-cell>
          <table:table-cell office:value-type="string" calcext:value-type="string">
            <text:p>ns</text:p>
          </table:table-cell>
          <table:table-cell table:formula="of:=[.M5]*8" office:value-type="float" office:value="314.625" calcext:value-type="float">
            <text:p>314.625</text:p>
          </table:table-cell>
          <table:table-cell/>
          <table:table-cell table:formula="of:=640/8" office:value-type="float" office:value="80" calcext:value-type="float">
            <text:p>80</text:p>
          </table:table-cell>
          <table:table-cell table:formula="of:=480/8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us</text:p>
          </table:table-cell>
          <table:table-cell table:formula="of:=[.E7]/1000000" office:value-type="float" office:value="0.00002517" calcext:value-type="float">
            <text:p>0.00002517</text:p>
          </table:table-cell>
          <table:table-cell/>
          <table:table-cell table:formula="of:=1/[.G7]" office:value-type="float" office:value="39729.8371076679" calcext:value-type="float">
            <text:p>39729.8371076679</text:p>
          </table:table-cell>
          <table:table-cell/>
          <table:table-cell table:formula="of:=[.G7]*[.$K$5]" office:value-type="float" office:value="640" calcext:value-type="float">
            <text:p>640</text:p>
          </table:table-cell>
          <table:table-cell table:number-columns-repeated="5"/>
          <table:table-cell table:formula="of:=[.Q5]*[.R5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.11" calcext:value-type="float">
            <text:p>26.11</text:p>
          </table:table-cell>
          <table:table-cell office:value-type="string" calcext:value-type="string">
            <text:p>us</text:p>
          </table:table-cell>
          <table:table-cell table:formula="of:=[.E8]/1000000" office:value-type="float" office:value="0.00002611" calcext:value-type="float">
            <text:p>0.00002611</text:p>
          </table:table-cell>
          <table:table-cell/>
          <table:table-cell table:formula="of:=1/[.G8]" office:value-type="float" office:value="38299.5021064726" calcext:value-type="float">
            <text:p>38299.5021064726</text:p>
          </table:table-cell>
          <table:table-cell/>
          <table:table-cell table:formula="of:=[.G8]*[.$K$5]" office:value-type="float" office:value="663.901470003973" calcext:value-type="float">
            <text:p>663.9014700039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.88" calcext:value-type="float">
            <text:p>29.88</text:p>
          </table:table-cell>
          <table:table-cell office:value-type="string" calcext:value-type="string">
            <text:p>us</text:p>
          </table:table-cell>
          <table:table-cell table:formula="of:=[.E9]/1000000" office:value-type="float" office:value="0.00002988" calcext:value-type="float">
            <text:p>0.00002988</text:p>
          </table:table-cell>
          <table:table-cell/>
          <table:table-cell table:formula="of:=1/[.G9]" office:value-type="float" office:value="33467.2021419009" calcext:value-type="float">
            <text:p>33467.2021419009</text:p>
          </table:table-cell>
          <table:table-cell/>
          <table:table-cell table:formula="of:=[.G9]*[.$K$5]" office:value-type="float" office:value="759.761620977354" calcext:value-type="float">
            <text:p>759.7616209773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.77" calcext:value-type="float">
            <text:p>31.77</text:p>
          </table:table-cell>
          <table:table-cell office:value-type="string" calcext:value-type="string">
            <text:p>us</text:p>
          </table:table-cell>
          <table:table-cell table:formula="of:=[.E10]/1000000" office:value-type="float" office:value="0.00003177" calcext:value-type="float">
            <text:p>0.00003177</text:p>
          </table:table-cell>
          <table:table-cell/>
          <table:table-cell table:formula="of:=1/[.G10]" office:value-type="float" office:value="31476.2354422411" calcext:value-type="float">
            <text:p>31476.2354422411</text:p>
          </table:table-cell>
          <table:table-cell/>
          <table:table-cell table:formula="of:=[.G10]*[.$K$5]" office:value-type="float" office:value="807.818831942789" calcext:value-type="float">
            <text:p>807.81883194278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640" calcext:value-type="float">
            <text:p>640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Binary</text:p>
          </table:table-cell>
          <table:table-cell/>
        </table:table-row>
        <table:table-row table:style-name="ro1">
          <table:table-cell table:number-columns-repeated="16"/>
          <table:table-cell table:formula="of:=[.Q11]/8" office:value-type="float" office:value="80" calcext:value-type="float">
            <text:p>80</text:p>
          </table:table-cell>
          <table:table-cell table:formula="of:=[.R11]/8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ms</text:p>
          </table:table-cell>
          <table:table-cell table:formula="of:=[.E13]/1000" office:value-type="float" office:value="0.01525" calcext:value-type="float">
            <text:p>0.01525</text:p>
          </table:table-cell>
          <table:table-cell/>
          <table:table-cell table:formula="of:=1/[.G13]" office:value-type="float" office:value="65.5737704918033" calcext:value-type="float">
            <text:p>65.5737704918033</text:p>
          </table:table-cell>
          <table:table-cell/>
          <table:table-cell table:formula="of:=[.G13]*[.$K$5]" office:value-type="float" office:value="387763.210170838" calcext:value-type="float">
            <text:p>387763.210170838</text:p>
          </table:table-cell>
          <table:table-cell table:number-columns-repeated="4"/>
          <table:table-cell office:value-type="string" calcext:value-type="string">
            <text:p>Active</text:p>
          </table:table-cell>
          <table:table-cell table:formula="of:=[.Q11]" office:value-type="float" office:value="640" calcext:value-type="float">
            <text:p>640</text:p>
          </table:table-cell>
          <table:table-cell table:formula="of:=[.R11]" office:value-type="float" office:value="408" calcext:value-type="float">
            <text:p>408</text:p>
          </table:table-cell>
          <table:table-cell/>
          <table:table-cell table:formula="of:=COM.MICROSOFT.CONCAT(TEXT(DEC2BIN(QUOTIENT([.Q13];256);4);&quot;####&quot;); TEXT(DEC2BIN(MOD([.Q13];256);8);&quot;########&quot;))" office:value-type="string" office:string-value="1010000000" calcext:value-type="string">
            <text:p>1010000000</text:p>
          </table:table-cell>
          <table:table-cell table:formula="of:=COM.MICROSOFT.CONCAT(TEXT(DEC2BIN(QUOTIENT([.R13];256);4);&quot;00&quot;); TEXT(DEC2BIN(MOD([.R13];256);8);&quot;00000000&quot;))" office:value-type="string" office:string-value="0110011000" calcext:value-type="string">
            <text:p>0110011000</text:p>
          </table:table-cell>
        </table:table-row>
        <table:table-row table:style-name="ro1">
          <table:table-cell table:number-columns-repeated="4"/>
          <table:table-cell office:value-type="float" office:value="15.7" calcext:value-type="float">
            <text:p>15.7</text:p>
          </table:table-cell>
          <table:table-cell office:value-type="string" calcext:value-type="string">
            <text:p>ms</text:p>
          </table:table-cell>
          <table:table-cell table:formula="of:=[.E14]/1000" office:value-type="float" office:value="0.0157" calcext:value-type="float">
            <text:p>0.0157</text:p>
          </table:table-cell>
          <table:table-cell/>
          <table:table-cell table:formula="of:=1/[.G14]" office:value-type="float" office:value="63.6942675159236" calcext:value-type="float">
            <text:p>63.6942675159236</text:p>
          </table:table-cell>
          <table:table-cell/>
          <table:table-cell table:formula="of:=[.G14]*[.$K$5]" office:value-type="float" office:value="399205.403257847" calcext:value-type="float">
            <text:p>399205.403257847</text:p>
          </table:table-cell>
          <table:table-cell table:number-columns-repeated="4"/>
          <table:table-cell office:value-type="string" calcext:value-type="string">
            <text:p>Front Porch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COM.MICROSOFT.CONCAT(TEXT(DEC2BIN(QUOTIENT([.Q14];256);4);&quot;00&quot;); TEXT(DEC2BIN(MOD([.Q14];256);8);&quot;00000000&quot;))" office:value-type="string" office:string-value="0000010000" calcext:value-type="string">
            <text:p>0000010000</text:p>
          </table:table-cell>
          <table:table-cell table:formula="of:=COM.MICROSOFT.CONCAT(TEXT(DEC2BIN(QUOTIENT([.R14];256);4);&quot;00&quot;); TEXT(DEC2BIN(MOD([.R14];256);8);&quot;00000000&quot;))" office:value-type="string" office:string-value="0000010000" calcext:value-type="string">
            <text:p>0000010000</text:p>
          </table:table-cell>
        </table:table-row>
        <table:table-row table:style-name="ro1">
          <table:table-cell table:number-columns-repeated="4"/>
          <table:table-cell office:value-type="float" office:value="15.764" calcext:value-type="float">
            <text:p>15.764</text:p>
          </table:table-cell>
          <table:table-cell office:value-type="string" calcext:value-type="string">
            <text:p>ms</text:p>
          </table:table-cell>
          <table:table-cell table:formula="of:=[.E15]/1000" office:value-type="float" office:value="0.015764" calcext:value-type="float">
            <text:p>0.015764</text:p>
          </table:table-cell>
          <table:table-cell/>
          <table:table-cell table:formula="of:=1/[.G15]" office:value-type="float" office:value="63.4356762243086" calcext:value-type="float">
            <text:p>63.4356762243086</text:p>
          </table:table-cell>
          <table:table-cell/>
          <table:table-cell table:formula="of:=[.G15]*[.$K$5]" office:value-type="float" office:value="400832.737385777" calcext:value-type="float">
            <text:p>400832.737385777</text:p>
          </table:table-cell>
          <table:table-cell table:number-columns-repeated="4"/>
          <table:table-cell office:value-type="string" calcext:value-type="string">
            <text:p>Sync Width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TEXT(DEC2BIN(QUOTIENT([.Q15];256);4);&quot;00&quot;); TEXT(DEC2BIN(MOD([.Q15];256);8);&quot;00000000&quot;))" office:value-type="string" office:string-value="0001100000" calcext:value-type="string">
            <text:p>0001100000</text:p>
          </table:table-cell>
          <table:table-cell table:formula="of:=COM.MICROSOFT.CONCAT(TEXT(DEC2BIN(QUOTIENT([.R15];256);4);&quot;00&quot;); TEXT(DEC2BIN(MOD([.R15];256);8);&quot;00000000&quot;))" office:value-type="string" office:string-value="0000000010" calcext:value-type="string">
            <text:p>0000000010</text:p>
          </table:table-cell>
        </table:table-row>
        <table:table-row table:style-name="ro1">
          <table:table-cell table:number-columns-repeated="4"/>
          <table:table-cell office:value-type="float" office:value="16.784" calcext:value-type="float">
            <text:p>16.784</text:p>
          </table:table-cell>
          <table:table-cell office:value-type="string" calcext:value-type="string">
            <text:p>ms</text:p>
          </table:table-cell>
          <table:table-cell table:formula="of:=[.E16]/1000" office:value-type="float" office:value="0.016784" calcext:value-type="float">
            <text:p>0.016784</text:p>
          </table:table-cell>
          <table:table-cell/>
          <table:table-cell table:formula="of:=1/[.G16]" office:value-type="float" office:value="59.580552907531" calcext:value-type="float">
            <text:p>59.580552907531</text:p>
          </table:table-cell>
          <table:table-cell/>
          <table:table-cell table:formula="of:=[.G16]*[.$K$5]" office:value-type="float" office:value="426768.375049662" calcext:value-type="float">
            <text:p>426768.375049662</text:p>
          </table:table-cell>
          <table:table-cell table:number-columns-repeated="4"/>
          <table:table-cell office:value-type="string" calcext:value-type="string">
            <text:p>Back</text:p>
          </table:table-cell>
          <table:table-cell table:formula="of:=[.Q17]-[.Q15]-[.Q14]-[.Q13]" office:value-type="float" office:value="48" calcext:value-type="float">
            <text:p>48</text:p>
          </table:table-cell>
          <table:table-cell table:formula="of:=[.R17]-[.R15]-[.R14]-[.R13]" office:value-type="float" office:value="99" calcext:value-type="float">
            <text:p>99</text:p>
          </table:table-cell>
          <table:table-cell/>
          <table:table-cell table:formula="of:=COM.MICROSOFT.CONCAT(TEXT(DEC2BIN(QUOTIENT([.Q16];256);4);&quot;00&quot;); TEXT(DEC2BIN(MOD([.Q16];256);8);&quot;00000000&quot;))" office:value-type="string" office:string-value="0000110000" calcext:value-type="string">
            <text:p>0000110000</text:p>
          </table:table-cell>
          <table:table-cell table:formula="of:=COM.MICROSOFT.CONCAT(TEXT(DEC2BIN(QUOTIENT([.R16];256);4);&quot;00&quot;); TEXT(DEC2BIN(MOD([.R16];256);8);&quot;00000000&quot;))" office:value-type="string" office:string-value="0001100011" calcext:value-type="string">
            <text:p>000110001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otal Pix</text:p>
          </table:table-cell>
          <table:table-cell office:value-type="float" office:value="800" calcext:value-type="float">
            <text:p>800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COM.MICROSOFT.CONCAT(TEXT(DEC2BIN(QUOTIENT([.Q17];256);4);&quot;00&quot;); TEXT(DEC2BIN(MOD([.Q17];256);8);&quot;00000000&quot;))" office:value-type="string" office:string-value="1100100000" calcext:value-type="string">
            <text:p>1100100000</text:p>
          </table:table-cell>
          <table:table-cell table:formula="of:=COM.MICROSOFT.CONCAT(TEXT(DEC2BIN(QUOTIENT([.R17];256);4);&quot;00&quot;); TEXT(DEC2BIN(MOD([.R17];256);8);&quot;00000000&quot;))" office:value-type="string" office:string-value="1000001101" calcext:value-type="string">
            <text:p>100000110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25.2 MHz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http://martin.hinner.info/vga/timing.html</text:p>
          </table:table-cell>
          <table:table-cell table:number-columns-repeated="11"/>
          <table:table-cell office:value-type="string" calcext:value-type="string">
            <text:p>BI Start</text:p>
          </table:table-cell>
          <table:table-cell table:formula="of:=[.Q11]" office:value-type="float" office:value="640" calcext:value-type="float">
            <text:p>640</text:p>
          </table:table-cell>
          <table:table-cell table:formula="of:=[.R11]" office:value-type="float" office:value="408" calcext:value-type="float">
            <text:p>408</text:p>
          </table:table-cell>
          <table:table-cell/>
          <table:table-cell table:formula="of:=COM.MICROSOFT.CONCAT(TEXT(DEC2BIN(QUOTIENT([.Q21];256);4);&quot;00&quot;); TEXT(DEC2BIN(MOD([.Q21];256);8);&quot;00000000&quot;))" office:value-type="string" office:string-value="1010000000" calcext:value-type="string">
            <text:p>1010000000</text:p>
          </table:table-cell>
          <table:table-cell table:formula="of:=COM.MICROSOFT.CONCAT(TEXT(DEC2BIN(QUOTIENT([.R21];256);4);&quot;00&quot;); TEXT(DEC2BIN(MOD([.R21];256);8);&quot;00000000&quot;))" office:value-type="string" office:string-value="0110011000" calcext:value-type="string">
            <text:p>01100110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ulse Start</text:p>
          </table:table-cell>
          <table:table-cell table:formula="of:=[.Q21]+16" office:value-type="float" office:value="656" calcext:value-type="float">
            <text:p>656</text:p>
          </table:table-cell>
          <table:table-cell table:formula="of:=[.R21]+16" office:value-type="float" office:value="424" calcext:value-type="float">
            <text:p>424</text:p>
          </table:table-cell>
          <table:table-cell/>
          <table:table-cell table:formula="of:=COM.MICROSOFT.CONCAT(TEXT(DEC2BIN(QUOTIENT([.Q22];256);4);&quot;00&quot;); TEXT(DEC2BIN(MOD([.Q22];256);8);&quot;00000000&quot;))" office:value-type="string" office:string-value="1010010000" calcext:value-type="string">
            <text:p>1010010000</text:p>
          </table:table-cell>
          <table:table-cell table:formula="of:=COM.MICROSOFT.CONCAT(TEXT(DEC2BIN(QUOTIENT([.R22];256);4);&quot;00&quot;); TEXT(DEC2BIN(MOD([.R22];256);8);&quot;00000000&quot;))" office:value-type="string" office:string-value="0110101000" calcext:value-type="string">
            <text:p>01101010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ack Porch</text:p>
          </table:table-cell>
          <table:table-cell table:formula="of:=[.Q22]+96" office:value-type="float" office:value="752" calcext:value-type="float">
            <text:p>752</text:p>
          </table:table-cell>
          <table:table-cell table:formula="of:=[.R22]+2" office:value-type="float" office:value="426" calcext:value-type="float">
            <text:p>426</text:p>
          </table:table-cell>
          <table:table-cell/>
          <table:table-cell table:formula="of:=COM.MICROSOFT.CONCAT(TEXT(DEC2BIN(QUOTIENT([.Q23];256);4);&quot;00&quot;); TEXT(DEC2BIN(MOD([.Q23];256);8);&quot;00000000&quot;))" office:value-type="string" office:string-value="1011110000" calcext:value-type="string">
            <text:p>1011110000</text:p>
          </table:table-cell>
          <table:table-cell table:formula="of:=COM.MICROSOFT.CONCAT(TEXT(DEC2BIN(QUOTIENT([.R23];256);4);&quot;00&quot;); TEXT(DEC2BIN(MOD([.R23];256);8);&quot;00000000&quot;))" office:value-type="string" office:string-value="0110101010" calcext:value-type="string">
            <text:p>011010101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otal Pix</text:p>
          </table:table-cell>
          <table:table-cell office:value-type="float" office:value="800" calcext:value-type="float">
            <text:p>800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COM.MICROSOFT.CONCAT(TEXT(DEC2BIN(QUOTIENT([.Q24];256);8);&quot;00&quot;); TEXT(DEC2BIN(MOD([.Q24];256);8);&quot;00000000&quot;))" office:value-type="string" office:string-value="1100100000" calcext:value-type="string">
            <text:p>1100100000</text:p>
          </table:table-cell>
          <table:table-cell table:formula="of:=COM.MICROSOFT.CONCAT(TEXT(DEC2BIN(QUOTIENT([.R24];256);4);&quot;00&quot;); TEXT(DEC2BIN(MOD([.R24];256);8);&quot;00000000&quot;))" office:value-type="string" office:string-value="1000001101" calcext:value-type="string">
            <text:p>1000001101</text:p>
          </table:table-cell>
        </table:table-row>
        <table:table-row table:style-name="ro1">
          <table:table-cell table:number-columns-repeated="19"/>
          <table:table-cell table:formula="of:=COM.MICROSOFT.CONCAT(TEXT(DEC2BIN(QUOTIENT([.Q25];256);4);&quot;####&quot;); TEXT(DEC2BIN(MOD([.Q25];256);8);&quot;########&quot;))">
            <text:p/>
          </table:table-cell>
          <table:table-cell table:formula="of:=COM.MICROSOFT.CONCAT(TEXT(DEC2BIN(QUOTIENT([.R25];256);4);&quot;####&quot;); TEXT(DEC2BIN(MOD([.R25];256);8);&quot;########&quot;))">
            <text:p/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formula="of:=[.Q14]" office:value-type="float" office:value="16" calcext:value-type="float">
            <text:p>16</text:p>
          </table:table-cell>
          <table:table-cell table:formula="of:=[.R14]" office:value-type="float" office:value="16" calcext:value-type="float">
            <text:p>16</text:p>
          </table:table-cell>
          <table:table-cell/>
          <table:table-cell table:formula="of:=TEXT(DEC2BIN([.Q27];8);&quot;00000000&quot;)" office:value-type="string" office:string-value="00010000" calcext:value-type="string">
            <text:p>00010000</text:p>
          </table:table-cell>
          <table:table-cell table:formula="of:=TEXT(DEC2BIN([.R27];8);&quot;00000000&quot;)" office:value-type="string" office:string-value="00010000" calcext:value-type="string">
            <text:p>00010000</text:p>
          </table:table-cell>
        </table:table-row>
        <table:table-row table:style-name="ro1">
          <table:table-cell table:number-columns-repeated="16"/>
          <table:table-cell table:formula="of:=[.Q27]+[.Q15]" office:value-type="float" office:value="112" calcext:value-type="float">
            <text:p>112</text:p>
          </table:table-cell>
          <table:table-cell table:formula="of:=[.R27]+[.R15]" office:value-type="float" office:value="18" calcext:value-type="float">
            <text:p>18</text:p>
          </table:table-cell>
          <table:table-cell/>
          <table:table-cell table:formula="of:=TEXT(DEC2BIN([.Q28];8);&quot;00000000&quot;)" office:value-type="string" office:string-value="01110000" calcext:value-type="string">
            <text:p>01110000</text:p>
          </table:table-cell>
          <table:table-cell table:formula="of:=TEXT(DEC2BIN([.R28];8);&quot;00000000&quot;)" office:value-type="string" office:string-value="00010010" calcext:value-type="string">
            <text:p>00010010</text:p>
          </table:table-cell>
        </table:table-row>
        <table:table-row table:style-name="ro1">
          <table:table-cell table:number-columns-repeated="16"/>
          <table:table-cell table:formula="of:=[.Q28]+[.Q16]" office:value-type="float" office:value="160" calcext:value-type="float">
            <text:p>160</text:p>
          </table:table-cell>
          <table:table-cell table:formula="of:=[.R28]+[.R16]" office:value-type="float" office:value="117" calcext:value-type="float">
            <text:p>117</text:p>
          </table:table-cell>
          <table:table-cell/>
          <table:table-cell table:formula="of:=TEXT(DEC2BIN([.Q29];8);&quot;00000000&quot;)" office:value-type="string" office:string-value="10100000" calcext:value-type="string">
            <text:p>10100000</text:p>
          </table:table-cell>
          <table:table-cell table:formula="of:=TEXT(DEC2BIN([.R29];8);&quot;00000000&quot;)" office:value-type="string" office:string-value="01110101" calcext:value-type="string">
            <text:p>0111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8:45:24.2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23:51:03.467000000</meta:creation-date>
    <dc:date>2022-06-25T21:39:57.763000000</dc:date>
    <meta:editing-duration>PT5H43M33S</meta:editing-duration>
    <meta:editing-cycles>10</meta:editing-cycles>
    <meta:generator>LibreOffice/7.3.3.2$Windows_X86_64 LibreOffice_project/d1d0ea68f081ee2800a922cac8f79445e4603348</meta:generator>
    <meta:document-statistic meta:table-count="1" meta:cell-count="126" meta:object-count="0"/>
  </office:meta>
</office:document-meta>
</file>